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" style:parent-style-name="Standard" style:family="paragraph">
      <style:paragraph-properties fo:margin-bottom="0in" style:line-height-at-least="0.1979in" fo:background-color="#FFFFFF"/>
    </style:style>
    <style:style style:name="T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" style:parent-style-name="Absatz-Standardschriftar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de" style:country-asian="DE"/>
    </style:style>
    <style:style style:name="T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9" style:parent-style-name="Standard" style:family="paragraph">
      <style:paragraph-properties fo:margin-bottom="0in" style:line-height-at-least="0.1979in" fo:background-color="#FFFFFF"/>
    </style:style>
    <style:style style:name="T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5" style:parent-style-name="Standard" style:family="paragraph">
      <style:paragraph-properties fo:margin-bottom="0in" style:line-height-at-least="0.1979in" fo:background-color="#FFFFFF"/>
    </style:style>
    <style:style style:name="T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1" style:parent-style-name="Standard" style:family="paragraph">
      <style:paragraph-properties fo:margin-bottom="0in" style:line-height-at-least="0.1979in" fo:background-color="#FFFFFF"/>
    </style:style>
    <style:style style:name="T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" style:parent-style-name="Standard" style:family="paragraph">
      <style:paragraph-properties fo:margin-bottom="0in" style:line-height-at-least="0.1979in" fo:background-color="#FFFFFF"/>
    </style:style>
    <style:style style:name="T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9" style:parent-style-name="Standard" style:family="paragraph">
      <style:paragraph-properties fo:margin-bottom="0in" style:line-height-at-least="0.1979in" fo:background-color="#FFFFFF"/>
    </style:style>
    <style:style style:name="T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9" style:parent-style-name="Standard" style:family="paragraph">
      <style:paragraph-properties fo:margin-bottom="0in" style:line-height-at-least="0.1979in" fo:background-color="#FFFFFF"/>
    </style:style>
    <style:style style:name="T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0" style:parent-style-name="Standard" style:family="paragraph">
      <style:paragraph-properties fo:margin-bottom="0in" style:line-height-at-least="0.1979in" fo:background-color="#FFFFFF"/>
    </style:style>
    <style:style style:name="T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7" style:parent-style-name="Standard" style:family="paragraph">
      <style:paragraph-properties fo:margin-bottom="0in" style:line-height-at-least="0.1979in" fo:background-color="#FFFFFF"/>
    </style:style>
    <style:style style:name="T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6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65" style:parent-style-name="Standard" style:family="paragraph">
      <style:paragraph-properties fo:margin-bottom="0in" style:line-height-at-least="0.1979in" fo:background-color="#FFFFFF"/>
    </style:style>
    <style:style style:name="T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72" style:parent-style-name="Standard" style:family="paragraph">
      <style:paragraph-properties fo:margin-bottom="0in" style:line-height-at-least="0.1979in" fo:background-color="#FFFFFF"/>
    </style:style>
    <style:style style:name="T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7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78" style:parent-style-name="Standard" style:family="paragraph">
      <style:paragraph-properties fo:margin-bottom="0in" style:line-height-at-least="0.1979in" fo:background-color="#FFFFFF"/>
    </style:style>
    <style:style style:name="T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84" style:parent-style-name="Standard" style:family="paragraph">
      <style:paragraph-properties fo:margin-bottom="0in" style:line-height-at-least="0.1979in" fo:background-color="#FFFFFF"/>
    </style:style>
    <style:style style:name="T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8" style:parent-style-name="Standard" style:family="paragraph">
      <style:paragraph-properties fo:margin-bottom="0in" style:line-height-at-least="0.1979in" fo:background-color="#FFFFFF"/>
    </style:style>
    <style:style style:name="T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2" style:parent-style-name="Standard" style:family="paragraph">
      <style:paragraph-properties fo:margin-bottom="0in" style:line-height-at-least="0.1979in" fo:background-color="#FFFFFF"/>
    </style:style>
    <style:style style:name="T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2" style:parent-style-name="Standard" style:family="paragraph">
      <style:paragraph-properties fo:margin-bottom="0in" style:line-height-at-least="0.1979in" fo:background-color="#FFFFFF"/>
    </style:style>
    <style:style style:name="T1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13" style:parent-style-name="Standard" style:family="paragraph">
      <style:paragraph-properties fo:margin-bottom="0in" style:line-height-at-least="0.1979in" fo:background-color="#FFFFFF"/>
    </style:style>
    <style:style style:name="T1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23" style:parent-style-name="Standard" style:family="paragraph">
      <style:paragraph-properties fo:margin-bottom="0in" style:line-height-at-least="0.1979in" fo:background-color="#FFFFFF"/>
    </style:style>
    <style:style style:name="T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3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33" style:parent-style-name="Standard" style:family="paragraph">
      <style:paragraph-properties fo:margin-bottom="0in" style:line-height-at-least="0.1979in" fo:background-color="#FFFFFF"/>
    </style:style>
    <style:style style:name="T1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3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3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0" style:parent-style-name="Standard" style:family="paragraph">
      <style:paragraph-properties fo:margin-bottom="0in" style:line-height-at-least="0.1979in" fo:background-color="#FFFFFF"/>
    </style:style>
    <style:style style:name="T1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P14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</office:automatic-styles>
  <office:body>
    <office:text text:use-soft-page-breaks="true">
      <text:p text:style-name="P1">   {</text:p>
      <text:p text:style-name="P2"><text:span text:style-name="T3">     <text:s/></text:span><text:span text:style-name="T4">component</text:span><text:span text:style-name="T5">:</text:span><text:span text:style-name="T6"><text:s/></text:span><text:span text:style-name="T7">MassnahmenEmail</text:span><text:span text:style-name="T8">,</text:span></text:p>
      <text:p text:style-name="P9"><text:span text:style-name="T10">     <text:s/></text:span><text:span text:style-name="T11">name:</text:span><text:span text:style-name="T12"><text:s/></text:span><text:span text:style-name="T13">"MassnahmenEmail"</text:span><text:span text:style-name="T14">,</text:span></text:p>
      <text:p text:style-name="P15"><text:span text:style-name="T16">     <text:s/></text:span><text:span text:style-name="T17">path:</text:span><text:span text:style-name="T18"><text:s/></text:span><text:span text:style-name="T19">"/konfiguration/benachrichtigungssystem/massnahmenemail"</text:span><text:span text:style-name="T20">,</text:span></text:p>
      <text:p text:style-name="P21"><text:span text:style-name="T22">     <text:s/></text:span><text:span text:style-name="T23">meta:</text:span><text:span text:style-name="T24"><text:s/>{</text:span></text:p>
      <text:p text:style-name="P25"><text:span text:style-name="T26">       <text:s/></text:span><text:span text:style-name="T27">breadcrumb:</text:span><text:span text:style-name="T28"><text:s/>[</text:span></text:p>
      <text:p text:style-name="P29"><text:span text:style-name="T30">          {<text:s/></text:span><text:span text:style-name="T31">name:</text:span><text:span text:style-name="T32"><text:s/></text:span><text:span text:style-name="T33">"Konfiguration"</text:span><text:span text:style-name="T34">,<text:s/></text:span><text:span text:style-name="T35">link:</text:span><text:span text:style-name="T36"><text:s/></text:span><text:span text:style-name="T37">""</text:span><text:span text:style-name="T38"><text:s/>},</text:span></text:p>
      <text:p text:style-name="P39"><text:span text:style-name="T40">         <text:s/></text:span><text:span text:style-name="T41">{<text:s/></text:span><text:span text:style-name="T42">name:</text:span><text:span text:style-name="T43"><text:s/></text:span><text:span text:style-name="T44">"Benachrichtigungssystem"</text:span><text:span text:style-name="T45">,<text:s/></text:span><text:span text:style-name="T46">link:</text:span><text:span text:style-name="T47"><text:s/></text:span><text:span text:style-name="T48">""</text:span><text:span text:style-name="T49"><text:s/>},</text:span></text:p>
      <text:p text:style-name="P50"><text:span text:style-name="T51">          {<text:s/></text:span><text:span text:style-name="T52">name:</text:span><text:span text:style-name="T53"><text:s/></text:span><text:span text:style-name="T54">"Maßnahmen E-Mail"</text:span><text:span text:style-name="T55"><text:s/>}</text:span></text:p>
      <text:p text:style-name="P56">        ],</text:p>
      <text:p text:style-name="P57"><text:span text:style-name="T58">       <text:s/></text:span><text:span text:style-name="T59">title:</text:span><text:span text:style-name="T60"><text:s/></text:span><text:span text:style-name="T61">"Maßnahmen E-Mail"</text:span></text:p>
      <text:p text:style-name="P62">      }</text:p>
      <text:p text:style-name="P63">    },</text:p>
      <text:p text:style-name="P64">    {</text:p>
      <text:p text:style-name="P65"><text:span text:style-name="T66">     <text:s/></text:span><text:span text:style-name="T67">component</text:span><text:span text:style-name="T68">:</text:span><text:span text:style-name="T69"><text:s/></text:span><text:span text:style-name="T70">MassnamhmenEmailBearbeiten</text:span><text:span text:style-name="T71">,</text:span></text:p>
      <text:p text:style-name="P72"><text:span text:style-name="T73">     <text:s/></text:span><text:span text:style-name="T74">name:</text:span><text:span text:style-name="T75"><text:s/></text:span><text:span text:style-name="T76">"MassnahmenEmailBearbeiten"</text:span><text:span text:style-name="T77">,</text:span></text:p>
      <text:p text:style-name="P78"><text:span text:style-name="T79">     <text:s/></text:span><text:span text:style-name="T80">path:</text:span><text:span text:style-name="T81"><text:s/></text:span><text:span text:style-name="T82">"/konfiguration/benachrichtigungssystem/massnahmenemail/bearbeiten/:lfdnr"</text:span><text:span text:style-name="T83">,</text:span></text:p>
      <text:p text:style-name="P84"><text:span text:style-name="T85">     <text:s/></text:span><text:span text:style-name="T86">meta:</text:span><text:span text:style-name="T87"><text:s/>{</text:span></text:p>
      <text:p text:style-name="P88"><text:span text:style-name="T89">       <text:s/></text:span><text:span text:style-name="T90">breadcrumb:</text:span><text:span text:style-name="T91"><text:s/>[</text:span></text:p>
      <text:p text:style-name="P92"><text:span text:style-name="T93">          {<text:s/></text:span><text:span text:style-name="T94">name:</text:span><text:span text:style-name="T95"><text:s/></text:span><text:span text:style-name="T96">"Konfiguration"</text:span><text:span text:style-name="T97">,<text:s/></text:span><text:span text:style-name="T98">link:</text:span><text:span text:style-name="T99"><text:s/></text:span><text:span text:style-name="T100">""</text:span><text:span text:style-name="T101"><text:s/>},</text:span></text:p>
      <text:p text:style-name="P102"><text:span text:style-name="T103">         <text:s/></text:span><text:span text:style-name="T104">{<text:s/></text:span><text:span text:style-name="T105">name:</text:span><text:span text:style-name="T106"><text:s/></text:span><text:span text:style-name="T107">"Benachrichtigungssystem"</text:span><text:span text:style-name="T108">,<text:s/></text:span><text:span text:style-name="T109">link:</text:span><text:span text:style-name="T110"><text:s/></text:span><text:span text:style-name="T111">""</text:span><text:span text:style-name="T112"><text:s/>},</text:span></text:p>
      <text:p text:style-name="P113"><text:span text:style-name="T114">          {<text:s/></text:span><text:span text:style-name="T115">name:</text:span><text:span text:style-name="T116"><text:s/></text:span><text:span text:style-name="T117">"Maßnahmen E-Mail"</text:span><text:span text:style-name="T118">,<text:s/></text:span><text:span text:style-name="T119">link:</text:span><text:span text:style-name="T120"><text:s/></text:span><text:span text:style-name="T121">""</text:span><text:span text:style-name="T122"><text:s/>},</text:span></text:p>
      <text:p text:style-name="P123"><text:span text:style-name="T124">          {<text:s/></text:span><text:span text:style-name="T125">name:</text:span><text:span text:style-name="T126"><text:s/></text:span><text:span text:style-name="T127">"Bearbeiten"</text:span><text:span text:style-name="T128">,<text:s/></text:span><text:span text:style-name="T129">link:</text:span><text:span text:style-name="T130"><text:s/></text:span><text:span text:style-name="T131">""</text:span><text:span text:style-name="T132"><text:s/>},</text:span></text:p>
      <text:p text:style-name="P133"><text:span text:style-name="T134">          {<text:s/></text:span><text:span text:style-name="T135">name:</text:span><text:span text:style-name="T136"><text:s/></text:span><text:span text:style-name="T137">"LfdNr"</text:span><text:span text:style-name="T138"><text:s/>}</text:span></text:p>
      <text:p text:style-name="P139">        ],</text:p>
      <text:p text:style-name="P140"><text:span text:style-name="T141">       <text:s/></text:span><text:span text:style-name="T142">title:</text:span><text:span text:style-name="T143"><text:s/></text:span><text:span text:style-name="T144">"Maßnahmen E-Mail bearbeiten"</text:span></text:p>
      <text:p text:style-name="P145">      }</text:p>
      <text:p text:style-name="P146">    },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üttner, Valentin</meta:initial-creator>
    <dc:creator>Büttner, Valentin</dc:creator>
    <meta:creation-date>2024-09-23T12:09:00Z</meta:creation-date>
    <dc:date>2024-09-23T12:09:00Z</dc:date>
    <meta:template xlink:href="Normal.dotm" xlink:type="simple"/>
    <meta:editing-cycles>1</meta:editing-cycles>
    <meta:editing-duration>PT0S</meta:editing-duration>
    <meta:document-statistic meta:page-count="1" meta:paragraph-count="1" meta:word-count="122" meta:character-count="892" meta:row-count="6" meta:non-whitespace-character-count="771"/>
  </office:meta>
</office:document-meta>
</file>